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family-generic="roman" style:font-pitch="variable"/>
    <style:font-face style:name="Spoqa Han Sans Neo" svg:font-family="'Spoqa Han Sans Neo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3"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 office:value-type="string" calcext:value-type="string">
            <text:p>Time interval</text:p>
          </table:table-cell>
          <table:table-cell office:value-type="string" calcext:value-type="string">
            <text:p>Number of unique IP’s</text:p>
          </table:table-cell>
          <table:table-cell office:value-type="string" calcext:value-type="string">
            <text:p>IDS verdict timestamp</text:p>
          </table:table-cell>
          <table:table-cell office:value-type="string" calcext:value-type="string">
            <text:p>Total number of requests</text:p>
          </table:table-cell>
        </table:table-row>
        <table:table-row table:style-name="ro1">
          <table:table-cell office:value-type="string" calcext:value-type="string">
            <text:p>08:25:53 AM – 08:26:03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8:26:04 AM – 08:26:14 P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8:26:15 AM – 08:26:25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8:26:26 AM – 08:26:36 PM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family-generic="roman" style:font-pitch="variable"/>
    <style:font-face style:name="Spoqa Han Sans Neo" svg:font-family="'Spoqa Han Sans Ne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poqa Han Sans Neo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/00/0000</text:date>, <text:time style:data-style-name="N2" text:time-value="10:44:17.1489974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7:39:53.395170766</meta:creation-date>
    <dc:date>2023-06-22T10:50:52.293466095</dc:date>
    <meta:editing-duration>PT22M39S</meta:editing-duration>
    <meta:editing-cycles>3</meta:editing-cycles>
    <meta:generator>LibreOffice/7.5.4.2$Linux_X86_64 LibreOffice_project/50$Build-2</meta:generator>
    <meta:document-statistic meta:table-count="1" meta:cell-count="20" meta:object-count="0"/>
  </office:meta>
</office:document-meta>
</file>